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re server design documentation:</text:p>
      <text:p text:style-name="Standard"/>
      <text:p text:style-name="Standard">The core server must be designed to be flexible and stable.</text:p>
      <text:p text:style-name="Standard">Flexible in that any party may modify it to their own needs easily, or to extend it, and stable enough to work in a mission critical environment.</text:p>
      <text:p text:style-name="Standard"/>
      <text:p text:style-name="Standard">The core server will be split into several modules:</text:p>
      <text:p text:style-name="Standard"/>
      <text:p text:style-name="Standard">Initialization</text:p>
      <text:p text:style-name="Standard">Loading of server files</text:p>
      <text:p text:style-name="Standard">Main server loop</text:p>
      <text:p text:style-name="Standard">Exit and clean-up</text:p>
      <text:p text:style-name="Standard"/>
      <text:p text:style-name="Standard"/>
      <text:p text:style-name="Standard">Each of these modules requires extensive testing to ensure no server downtime is caused by badly written code.</text:p>
      <text:p text:style-name="Standard"/>
      <text:p text:style-name="Standard">The server also needs two separate main loops.</text:p>
      <text:p text:style-name="Standard">One will be for the loging server, and the other for the game server.</text:p>
      <text:p text:style-name="Standard"/>
      <text:p text:style-name="Standard">This way we only require 1 server executable to run both a login and game server.</text:p>
      <text:p text:style-name="Standard">It simplifies deployment since and patching of the servers.</text:p>
      <text:p text:style-name="Standard"/>
      <text:p text:style-name="Standard">The game servers must register themselves to the login server. Both their name, and their IP address. We can manually override the IP address given by usage of configuration files.</text:p>
      <text:p text:style-name="Standard"/>
      <text:p text:style-name="Standard">Everything will be connected to a MySQL server which will handle accounts, as well as game data. To relieve MySQL server load, we should only save the game state every 10-20 minutes.</text:p>
      <text:p text:style-name="Standard"/>
      <text:p text:style-name="Standard">We need to aim for around a 2000 player capacity mark for any one server. This will mean that the servers hardware will have to be considered when optimising the server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1-11T11:14:12</meta:creation-date>
    <dc:date>2008-01-11T13:28:18</dc:date>
    <meta:editing-cycles>5</meta:editing-cycles>
    <meta:editing-duration>PT8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23" meta:character-count="1259"/>
  </office:meta>
</office:document-meta>
</file>